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441f5"/>
    </style:style>
    <style:style style:name="P2" style:family="paragraph" style:parent-style-name="Standard">
      <style:text-properties style:text-underline-style="solid" style:text-underline-width="auto" style:text-underline-color="font-color" officeooo:paragraph-rsid="000441f5"/>
    </style:style>
    <style:style style:name="P3" style:family="paragraph" style:parent-style-name="Standard">
      <style:text-properties fo:color="#000000" officeooo:paragraph-rsid="000441f5"/>
    </style:style>
    <style:style style:name="P4" style:family="paragraph" style:parent-style-name="Standard">
      <style:text-properties fo:color="#000000" officeooo:paragraph-rsid="0005438f"/>
    </style:style>
    <style:style style:name="P5" style:family="paragraph" style:parent-style-name="Standard">
      <style:text-properties officeooo:paragraph-rsid="0006ad5b"/>
    </style:style>
    <style:style style:name="P6" style:family="paragraph" style:parent-style-name="Standard">
      <style:text-properties officeooo:paragraph-rsid="0007203e"/>
    </style:style>
    <style:style style:name="T1" style:family="text">
      <style:text-properties officeooo:rsid="000441f5"/>
    </style:style>
    <style:style style:name="T2" style:family="text">
      <style:text-properties officeooo:rsid="000441f5" fo:background-color="#00ff00"/>
    </style:style>
    <style:style style:name="T3" style:family="text">
      <style:text-properties fo:font-weight="bold" officeooo:rsid="000441f5" style:font-weight-asian="bold" style:font-weight-complex="bold"/>
    </style:style>
    <style:style style:name="T4" style:family="text">
      <style:text-properties fo:font-weight="bold" officeooo:rsid="0006ad5b" style:font-weight-asian="bold" style:font-weight-complex="bold"/>
    </style:style>
    <style:style style:name="T5" style:family="text">
      <style:text-properties fo:font-weight="bold" officeooo:rsid="0007203e" style:font-weight-asian="bold" style:font-weight-complex="bold"/>
    </style:style>
    <style:style style:name="T6" style:family="text">
      <style:text-properties fo:font-weight="bold" officeooo:rsid="000441f5" fo:background-color="#ffff00" style:font-weight-asian="bold" style:font-weight-complex="bold"/>
    </style:style>
    <style:style style:name="T7" style:family="text">
      <style:text-properties fo:font-weight="normal" officeooo:rsid="000441f5" style:font-weight-asian="normal" style:font-weight-complex="normal"/>
    </style:style>
    <style:style style:name="T8" style:family="text">
      <style:text-properties fo:font-weight="normal" officeooo:rsid="0005438f" style:font-weight-asian="normal" style:font-weight-complex="normal"/>
    </style:style>
    <style:style style:name="T9" style:family="text">
      <style:text-properties fo:font-weight="normal" officeooo:rsid="0006ad5b" style:font-weight-asian="normal" style:font-weight-complex="normal"/>
    </style:style>
    <style:style style:name="T10" style:family="text">
      <style:text-properties fo:font-weight="normal" officeooo:rsid="0007203e" style:font-weight-asian="normal" style:font-weight-complex="normal"/>
    </style:style>
    <style:style style:name="T11" style:family="text">
      <style:text-properties fo:font-weight="normal" officeooo:rsid="000441f5" fo:background-color="#00ff00" style:font-weight-asian="normal" style:font-weight-complex="normal"/>
    </style:style>
    <style:style style:name="T12" style:family="text">
      <style:text-properties fo:font-weight="normal" officeooo:rsid="000441f5" fo:background-color="#ffffff" style:font-weight-asian="normal" style:font-weight-complex="normal"/>
    </style:style>
    <style:style style:name="T13" style:family="text">
      <style:text-properties fo:font-weight="normal" officeooo:rsid="0006ad5b" fo:background-color="#ffcc99" style:font-weight-asian="normal" style:font-weight-complex="normal"/>
    </style:style>
    <style:style style:name="T14" style:family="text">
      <style:text-properties officeooo:rsid="0005438f"/>
    </style:style>
    <style:style style:name="T15" style:family="text">
      <style:text-properties officeooo:rsid="00068ef8"/>
    </style:style>
    <style:style style:name="T16" style:family="text">
      <style:text-properties officeooo:rsid="0006ad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Page 90.</text:span></text:p>
      <text:p text:style-name="P1"><text:span text:style-name="T1">Assembling information from the "Transportation Cycles" article, according </text:span><text:span text:style-name="T15">RG's</text:span><text:span text:style-name="T1"> letter on pg. 90.</text:span></text:p>
      <text:p text:style-name="P3"><text:span text:style-name="T1"/></text:p>
      <text:p text:style-name="P4"><text:span text:style-name="T14">--------------------------------------------------------------------</text:span></text:p>
      <text:p text:style-name="P4"><text:span text:style-name="T1"/></text:p>
      <text:p text:style-name="P2"><text:span text:style-name="T1">Railroads attained speeds:</text:span></text:p>
      <text:p text:style-name="P1"><text:span text:style-name="T1"/></text:p>
      <text:p text:style-name="P1"><text:span text:style-name="T1">1776: First iron rails laid. <text:s/>First important step leading to railways. ["step" written on line 28 of chapter and line 2 of page.</text:span><text:span text:style-name="T14"> <text:s text:c="2"/>"step" has a connection to the 3 transportation steps of man: land, water, air.</text:span><text:span text:style-name="T1">] [pg. 85-86]. <text:s/></text:span></text:p>
      <text:p text:style-name="P1"><text:span text:style-name="T1">1834: </text:span><text:span text:style-name="T2">20 mph</text:span><text:span text:style-name="T1"> [pg. 86]</text:span></text:p>
      <text:p text:style-name="P1"><text:span text:style-name="T1">1839: </text:span><text:span text:style-name="T2">37 mph</text:span><text:span text:style-name="T1"> [pg. 86]</text:span></text:p>
      <text:p text:style-name="P1"><text:span text:style-name="T1">1892: C.A.Duryea (CAD=314). <text:s/>"Note" </text:span><text:span text:style-name="T16">connection </text:span><text:span text:style-name="T1">of repeating 500-year cycle and relation to iron railway. <text:s/>[pg. 87].</text:span></text:p>
      <text:p text:style-name="P1"><text:span text:style-name="T1"/></text:p>
      <text:p text:style-name="P1"><text:span text:style-name="T1"/></text:p>
      <text:p text:style-name="P2"><text:span text:style-name="T1">Big steamers between New York and Europe:</text:span></text:p>
      <text:p text:style-name="P1"><text:span text:style-name="T1"/></text:p>
      <text:p text:style-name="P6"><text:span text:style-name="T1">August 9, 1803: Fulton's steamboat, "The </text:span><text:span text:style-name="T3">Clare</text:span><text:span text:style-name="T1">mont" trip up the Hudson. <text:s/>["The Claremont" on line 45 of chapter and line 19 </text:span><text:span text:style-name="T14">of</text:span><text:span text:style-name="T1"> page] [pg. 86]. <text:s/>November 1903: First flight of airplane which </text:span><text:span text:style-name="T6">rose</text:span><text:span text:style-name="T3"> </text:span><text:span text:style-name="T7">under its own </text:span><text:span text:style-name="T6">power</text:span><text:span text:style-name="T7">. "Note" of relation to Fulton's first steamboat. </text:span><text:span text:style-name="T10">[TTTA Foreword says Jesus "</text:span><text:span text:style-name="T5">rose</text:span><text:span text:style-name="T10">" on the 3rd day.] </text:span><text:span text:style-name="T7">["Note" is on line 77 of chapter and line 19 of page.] [pg. 87] <text:s/></text:span></text:p>
      <text:p text:style-name="P1"><text:span text:style-name="T7"/></text:p>
      <text:p text:style-name="P1"><text:span text:style-name="T1">July 15, 1819: First steamship NY to Liverpool: </text:span><text:span text:style-name="T2">26 days</text:span><text:span text:style-name="T1"> [pg. 86]</text:span></text:p>
      <text:p text:style-name="P1"><text:span text:style-name="T1"/></text:p>
      <text:p text:style-name="P1"><text:span text:style-name="T7">July 1919: R-</text:span><text:span text:style-name="T11">34 </text:span><text:span text:style-name="T7">flight: </text:span><text:span text:style-name="T11">64 hours</text:span><text:span text:style-name="T12"> </text:span><text:span text:style-name="T11">13 minutes</text:span><text:span text:style-name="T7"> [64+13=77, 34+64+13=111] [pg. 87]. <text:s/>Connection to first fast steamship crossing Atlantic, so I inserted this </text:span><text:span text:style-name="T8">here </text:span><text:span text:style-name="T7">appropriately. [pg. 87-88].</text:span></text:p>
      <text:p text:style-name="P1"><text:span text:style-name="T7"/></text:p>
      <text:p text:style-name="P5"><text:span text:style-name="T13">May 21, 1927</text:span><text:span text:style-name="T9">: Charles A. Lindbergh flight across the Atlantic from NY to Paris. "Note" connection to the fast steamer across the Atlantic, so I inserted this here appropriately. [pg. 88]</text:span></text:p>
      <text:p text:style-name="P5"><text:span text:style-name="T9"/></text:p>
      <text:p text:style-name="P1"><text:span text:style-name="T1">1807: Fulton steamboat </text:span><text:span text:style-name="T3">line </text:span><text:span text:style-name="T1">on the Hudson. [pg. 86]. <text:s/>"Note" connection of </text:span><text:span text:style-name="T2">74 miles</text:span><text:span text:style-name="T1"> Fulton steamship </text:span><text:span text:style-name="T3">line</text:span><text:span text:style-name="T1">. <text:s/>[pg. 87].</text:span></text:p>
      <text:p text:style-name="P1"><text:span text:style-name="T1"/></text:p>
      <text:p text:style-name="P1"><text:span text:style-name="T1">June 1838: "Great Western" from Bristol to NY: </text:span><text:span text:style-name="T2">18 days</text:span><text:span text:style-name="T1"> [pg. 86]</text:span></text:p>
      <text:p text:style-name="P1"><text:span text:style-name="T1"/></text:p>
      <text:p text:style-name="P1"><text:span text:style-name="T1">1851: "Pacific" crossed Atlantic: </text:span><text:span text:style-name="T2">9 days</text:span><text:span text:style-name="T1"> </text:span><text:span text:style-name="T2">19 hours</text:span><text:span text:style-name="T1"> </text:span><text:span text:style-name="T2">25 minutes</text:span><text:span text:style-name="T1"> [9+19+25=53] [pg. 86]</text:span></text:p>
      <text:p text:style-name="P1"><text:span text:style-name="T7"/></text:p>
      <text:p text:style-name="P1"><text:span text:style-name="T7"/></text:p>
      <text:p text:style-name="P6"><text:span text:style-name="T10">----------------------------------</text:span></text:p>
      <text:p text:style-name="P6"><text:span text:style-name="T10"/></text:p>
      <text:p text:style-name="P6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08-23T01:22:27</meta:creation-date>
    <dc:date>2013-08-23T04:31:45</dc:date>
    <dc:creator>Ryan </dc:creator>
    <meta:editing-duration>PT2H40M1S</meta:editing-duration>
    <meta:editing-cycles>5</meta:editing-cycles>
    <meta:generator>LibreOffice/3.6$Linux_X86_64 LibreOffice_project/360m1$Build-304</meta:generator>
    <meta:document-statistic meta:table-count="0" meta:image-count="0" meta:object-count="0" meta:page-count="1" meta:paragraph-count="17" meta:word-count="273" meta:character-count="1734" meta:non-whitespace-character-count="1464"/>
  </office:meta>
</office:document-meta>
</file>